
<file path=META-INF/manifest.xml><?xml version="1.0" encoding="utf-8"?>
<manifest:manifest xmlns:manifest="urn:oasis:names:tc:opendocument:xmlns:manifest:1.0" xmlns:office="urn:oasis:names:tc:opendocument:xmlns:office:1.0" xmlns:config="urn:oasis:names:tc:opendocument:xmlns:config:1.0" xmlns:text="urn:oasis:names:tc:opendocument:xmlns:text:1.0" xmlns:fo="urn:oasis:names:tc:opendocument:xmlns:xsl-fo-compatible:1.0" xmlns:table="urn:oasis:names:tc:opendocument:xmlns:table:1.0" xmlns:style="urn:oasis:names:tc:opendocument:xmlns:style:1.0" xmlns:ns41="urn:org:documentfoundation:names:experimental:office:xmlns:loext:1.0" xmlns:meta="urn:oasis:names:tc:opendocument:xmlns:meta:1.0" xmlns:dc="http://purl.org/dc/elements/1.1/" xmlns:ooo="http://openoffice.org/2004/office" xmlns:chart="urn:oasis:names:tc:opendocument:xmlns:chart:1.0" xmlns:draw="urn:oasis:names:tc:opendocument:xmlns:drawing:1.0" xmlns:svg="urn:oasis:names:tc:opendocument:xmlns:svg-compatible:1.0" xmlns:xlink="http://www.w3.org/1999/xlink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8000000D82FAA1E18D34A1769.png" manifest:media-type="image/png"/>
</manifest:manifest>
</file>

<file path=content.xml><?xml version="1.0" encoding="utf-8"?>
<office:document-content xmlns:manifest="urn:oasis:names:tc:opendocument:xmlns:manifest:1.0" xmlns:office="urn:oasis:names:tc:opendocument:xmlns:office:1.0" xmlns:config="urn:oasis:names:tc:opendocument:xmlns:config:1.0" xmlns:text="urn:oasis:names:tc:opendocument:xmlns:text:1.0" xmlns:fo="urn:oasis:names:tc:opendocument:xmlns:xsl-fo-compatible:1.0" xmlns:table="urn:oasis:names:tc:opendocument:xmlns:table:1.0" xmlns:style="urn:oasis:names:tc:opendocument:xmlns:style:1.0" xmlns:ns41="urn:org:documentfoundation:names:experimental:office:xmlns:loext:1.0" xmlns:meta="urn:oasis:names:tc:opendocument:xmlns:meta:1.0" xmlns:dc="http://purl.org/dc/elements/1.1/" xmlns:ooo="http://openoffice.org/2004/office" xmlns:chart="urn:oasis:names:tc:opendocument:xmlns:chart:1.0" xmlns:draw="urn:oasis:names:tc:opendocument:xmlns:drawing:1.0" xmlns:svg="urn:oasis:names:tc:opendocument:xmlns:svg-compatible:1.0" xmlns:xlink="http://www.w3.org/1999/xlink" xmlns:presentation="urn:oasis:names:tc:opendocument:xmlns:presentation:1.0" office:version="1.2">
  <office:font-face-decls>
    <style:font-face style:font-pitch="variable" style:font-family-generic="roman" style:name="Arial" svg:font-family="Arial"/>
    <style:font-face style:font-pitch="variable" style:font-family-generic="roman" style:name="Proxima Nova" svg:font-family="'Proxima Nova'"/>
    <style:font-face style:font-pitch="variable" style:font-family-generic="swiss" style:name="Caladea" svg:font-family="Caladea"/>
    <style:font-face style:font-pitch="variable" style:font-family-generic="system" style:name="Arial1" svg:font-family="Arial"/>
    <style:font-face style:font-pitch="variable" style:font-family-generic="system" style:name="Caladea1" svg:font-family="Caladea"/>
    <style:font-face style:font-pitch="variable" style:font-family-generic="system" style:name="Proxima Nova1" svg:font-family="'Proxima Nova'"/>
    <style:font-face style:font-pitch="variable" style:font-family-generic="roman" style:name="Arial" svg:font-family="Arial"/>
    <style:font-face style:font-pitch="variable" style:font-family-generic="roman" style:name="Proxima Nova" svg:font-family="'Proxima Nova'"/>
    <style:font-face style:font-pitch="variable" style:font-family-generic="swiss" style:name="Caladea" svg:font-family="Caladea"/>
    <style:font-face style:font-pitch="variable" style:font-family-generic="system" style:name="Arial1" svg:font-family="Arial"/>
    <style:font-face style:font-pitch="variable" style:font-family-generic="system" style:name="Caladea1" svg:font-family="Caladea"/>
    <style:font-face style:font-pitch="variable" style:font-family-generic="system" style:name="Proxima Nova1" svg:font-family="'Proxima Nova'"/>
    <style:font-face style:font-pitch="variable" style:font-family-generic="roman" style:name="Arial" svg:font-family="Arial"/>
    <style:font-face style:font-pitch="variable" style:font-family-generic="swiss" style:name="Caladea" svg:font-family="Caladea"/>
    <style:font-face style:font-pitch="variable" style:font-family-generic="system" style:name="Arial1" svg:font-family="Arial"/>
    <style:font-face style:font-pitch="variable" style:font-family-generic="system" style:name="Caladea1" svg:font-family="Caladea"/>
  </office:font-face-decls>
  <office:automatic-styles>
    <style:style style:name="P1_doc0" style:family="paragraph" style:parent-style-name="Standard_doc0">
      <style:paragraph-properties fo:text-align="center" ns41:contextual-spacing="false" style:justify-single-word="false" fo:margin-top="0in" fo:margin-bottom="0in"/>
      <style:text-properties style:font-name-complex="Proxima Nova1" style:font-name-asian="Proxima Nova1" style:font-name="Proxima Nova"/>
    </style:style>
    <style:style style:name="P2_doc0" style:family="paragraph" style:parent-style-name="Standard_doc0">
      <style:paragraph-properties fo:text-align="center" ns41:contextual-spacing="false" style:justify-single-word="false" fo:margin-top="0in" fo:margin-bottom="0in"/>
    </style:style>
    <style:style style:name="P4_doc0" style:family="paragraph" style:parent-style-name="Standard_doc0">
      <style:paragraph-properties fo:text-indent="0in" fo:margin-left="0in" fo:margin-top="0in" fo:margin-bottom="0in" ns41:contextual-spacing="false" fo:text-align="start" style:justify-single-word="false" style:auto-text-indent="false" fo:margin-right="0in"/>
    </style:style>
    <style:style style:name="P5_doc0" style:family="paragraph" style:parent-style-name="Title_doc0">
      <style:paragraph-properties ns41:contextual-spacing="false" fo:margin-top="0in" fo:margin-bottom="0.0417in"/>
    </style:style>
    <style:style style:name="P6_doc0" style:family="paragraph" style:parent-style-name="Title_doc0">
      <style:paragraph-properties fo:text-align="center" ns41:contextual-spacing="false" style:justify-single-word="false" fo:margin-top="0in" fo:margin-bottom="0.0417in"/>
    </style:style>
    <style:style style:name="P7_doc0" style:family="paragraph" style:master-page-name="Standard" style:parent-style-name="Title_doc0">
      <style:paragraph-properties ns41:contextual-spacing="false" fo:margin-top="0in" fo:margin-bottom="0.0417in" style:page-number="1" fo:text-align="center" style:justify-single-word="false"/>
    </style:style>
    <style:style style:name="T1_doc0" style:family="text">
      <style:text-properties style:font-name-complex="Proxima Nova1" style:font-name-asian="Proxima Nova1" style:font-name="Proxima Nova"/>
    </style:style>
    <style:style style:name="T2_doc0" style:family="text">
      <style:text-properties style:text-underline-width="auto" style:text-underline-style="solid" fo:color="#1155cc" style:text-underline-color="font-color"/>
    </style:style>
    <style:style style:name="P1_doc1" style:family="paragraph" style:parent-style-name="Standard_doc1">
      <style:paragraph-properties ns41:contextual-spacing="false" fo:margin-top="0in" fo:margin-bottom="0in"/>
    </style:style>
    <style:style style:name="P2_doc1" style:family="paragraph" style:master-page-name="Standard" style:parent-style-name="Title_doc1">
      <style:paragraph-properties ns41:contextual-spacing="false" fo:margin-top="0in" style:page-number="1" fo:margin-bottom="0.0417in"/>
    </style:style>
    <style:style style:name="T1_doc1" style:family="text">
      <style:text-properties style:font-name-complex="Proxima Nova1" style:font-name-asian="Proxima Nova1" style:font-name="Proxima Nova"/>
    </style:style>
    <style:style style:name="T2_doc1" style:family="text">
      <style:text-properties style:font-name-complex="Arial1" fo:color="#000000" style:font-name="Arial" fo:font-variant="normal" fo:font-style="normal" fo:font-weight="normal" style:text-underline-style="none" style:text-line-through-style="none" fo:text-transform="none" style:font-size-asian="11pt" style:font-name-asian="Arial1" style:font-size-complex="11pt" style:text-position="0% 100%" style:font-style-asian="normal" style:font-weight-asian="normal" style:text-line-through-type="none" fo:font-size="11pt"/>
    </style:style>
    <style:style style:name="P1_doc2" style:family="paragraph" style:master-page-name="Standard" style:parent-style-name="Standard_doc2">
      <style:paragraph-properties ns41:contextual-spacing="false" fo:margin-top="0in" style:page-number="1" fo:margin-bottom="0in"/>
    </style:style>
    <style:style style:name="T1_doc2" style:family="text">
      <style:text-properties style:font-name-complex="Arial1" fo:color="#000000" style:font-name="Arial" fo:font-variant="normal" fo:font-style="normal" fo:font-weight="normal" style:text-underline-style="none" style:text-line-through-style="none" fo:text-transform="none" style:font-size-asian="11pt" style:font-name-asian="Arial1" style:font-size-complex="11pt" style:text-position="0% 100%" style:font-style-asian="normal" style:font-weight-asian="normal" style:text-line-through-type="none" fo:font-size="11pt"/>
    </style:style>
  </office:automatic-styles>
  <office:body>
    <office:text/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7_doc0"><text:bookmark text:name="_742plmc2naba"/></text:p>
      <text:p text:style-name="P6_doc0"><text:bookmark text:name="_jvdneczf0a5q"/></text:p>
      <text:p text:style-name="P6_doc0"><text:bookmark text:name="_q5ppchp8hmy6"/></text:p>
      <text:p text:style-name="P6_doc0"><text:bookmark text:name="_r3attz7i92pf"/></text:p>
      <text:p text:style-name="P6_doc0"><text:bookmark text:name="_8atfitlzcx6"/><draw:frame draw:name="image2.png" text:anchor-type="as-char" draw:z-index="0" svg:width="2.25in" draw:style-name="fr1" svg:height="2.25in"><draw:image xlink:href="Pictures/10000201000000D8000000D82FAA1E18D34A1769.png" xlink:show="embed" xlink:actuate="onLoad" xlink:type="simple"/></draw:frame></text:p>
      <text:p text:style-name="P5_doc0"><text:bookmark text:name="_dgxjhlaflguf"/>The Book of Status</text:p>
      <text:p text:style-name="P1_doc0"/>
      <text:p text:style-name="P2_doc0"><text:span text:style-name="T1_doc0">This is our story, our knowledge,</text:span></text:p>
      <text:p text:style-name="P2_doc0"><text:span text:style-name="T1_doc0">our interpr</text:span>etation of the world.</text:p>
      <text:p text:style-name="P2_doc0"/>
      <text:p text:style-name="P2_doc0"/>
      <text:p text:style-name="P4_doc0"/>
      <text:p text:style-name="P4_doc0"/>
      <text:p text:style-name="P4_doc0"/>
      <text:p text:style-name="P4_doc0"/>
      <text:p text:style-name="P4_doc0"/>
      <text:p text:style-name="P4_doc0"/>
      <text:p text:style-name="P4_doc0"/>
      <text:p text:style-name="P4_doc0"/>
      <text:p text:style-name="P4_doc0">License: Creative Commons (<text:a text:visited-style-name="Visited_20_Internet_20_Link" text:style-name="Internet_20_link_doc0" xlink:href="https://creativecommons.org/licenses/by-sa/4.0/" xlink:type="simple"><text:span text:style-name="T2_doc0">CC BY-SA 4.0</text:span></text:a>)</text:p>
      <text:p text:style-name="P4_doc0">Latest: <text:a text:visited-style-name="Visited_20_Internet_20_Link" text:style-name="Internet_20_link_doc0" xlink:href="https://book.status.im" xlink:type="simple"><text:span text:style-name="T2_doc0">https://book.status.im</text:span></text:a></text:p>
      <text:p text:style-name="P4_doc0">Generated: 2018.02.15 16:48 UTC</text:p>
      <text:p text:style-name="P4_doc0">Previous Commit: bc312f496a98a0cffc8753b3e08c9c5cb7274baf</text:p>
      <text:p text:style-name="P4_doc0"><text:a text:visited-style-name="Visited_20_Internet_20_Link" text:style-name="Internet_20_link_doc0" xlink:href="http://github.com/status-im/book.status.im.git" xlink:type="simple"><text:span text:style-name="T2_doc0">github.com/status-im/book.status.im.git</text:span></text:a></text:p>
      <text:p text:style-name="P4_doc0"/>
      <text:p text:style-name="P4_doc0"><text:soft-page-break/><text:a text:visited-style-name="Visited_20_Internet_20_Link" text:style-name="Internet_20_link_doc0" xlink:href="https://drive.google.com/open?id=1qFUoAYGC3gL5LavhLaAsYixw9NpBqNKpuTzcRxP4WYU" xlink:type="simple"><text:span text:style-name="T2_doc0">Foundations</text:span></text:a></text:p>
    </office:text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_doc1"><text:bookmark text:name="_ymeog4utmkzf"/><text:span text:style-name="T1_doc1"><office:annotation office:name="__Annotation__6_809900365"><dc:creator>Jarrad Hope</dc:creator><dc:date>2018-02-10T10:34:55</dc:date><text:p><text:span text:style-name="T2_doc1">TODO</text:span></text:p></office:annotation></text:span><text:span text:style-name="T1_doc1">Contents</text:span><office:annotation-end office:name="__Annotation__6_809900365"/></text:p>
      <text:p text:style-name="P1_doc1"/>
      <text:p text:style-name="P1_doc1"/>
      <text:p text:style-name="P1_doc1"/>
    </office:text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_doc2"><office:annotation office:name="__Annotation__3_1550433395"><dc:creator>Jarrad Hope</dc:creator><dc:date>2018-02-11T06:29:06</dc:date><text:p><text:span text:style-name="T1_doc2">TODO</text:span></text:p></office:annotation>Past &amp; How it all began, a Foreword from Carl &amp; Jarrad<office:annotation-end office:name="__Annotation__3_1550433395"/></text:p>
    </office:text>
  </office:body>
</office:document-content>
</file>

<file path=styles.xml><?xml version="1.0" encoding="utf-8"?>
<office:document-styles xmlns:manifest="urn:oasis:names:tc:opendocument:xmlns:manifest:1.0" xmlns:office="urn:oasis:names:tc:opendocument:xmlns:office:1.0" xmlns:config="urn:oasis:names:tc:opendocument:xmlns:config:1.0" xmlns:text="urn:oasis:names:tc:opendocument:xmlns:text:1.0" xmlns:fo="urn:oasis:names:tc:opendocument:xmlns:xsl-fo-compatible:1.0" xmlns:table="urn:oasis:names:tc:opendocument:xmlns:table:1.0" xmlns:style="urn:oasis:names:tc:opendocument:xmlns:style:1.0" xmlns:ns41="urn:org:documentfoundation:names:experimental:office:xmlns:loext:1.0" xmlns:meta="urn:oasis:names:tc:opendocument:xmlns:meta:1.0" xmlns:dc="http://purl.org/dc/elements/1.1/" xmlns:ooo="http://openoffice.org/2004/office" xmlns:draw="urn:oasis:names:tc:opendocument:xmlns:drawing:1.0" xmlns:svg="urn:oasis:names:tc:opendocument:xmlns:svg-compatible:1.0" xmlns:xlink="http://www.w3.org/1999/xlink" office:version="1.2">
  <office:font-face-decls>
    <style:font-face style:font-pitch="variable" style:font-family-generic="roman" style:name="Arial" svg:font-family="Arial"/>
    <style:font-face style:font-pitch="variable" style:font-family-generic="roman" style:name="Proxima Nova" svg:font-family="'Proxima Nova'"/>
    <style:font-face style:font-pitch="variable" style:font-family-generic="swiss" style:name="Caladea" svg:font-family="Caladea"/>
    <style:font-face style:font-pitch="variable" style:font-family-generic="system" style:name="Arial1" svg:font-family="Arial"/>
    <style:font-face style:font-pitch="variable" style:font-family-generic="system" style:name="Caladea1" svg:font-family="Caladea"/>
    <style:font-face style:font-pitch="variable" style:font-family-generic="system" style:name="Proxima Nova1" svg:font-family="'Proxima Nova'"/>
    <style:font-face style:font-pitch="variable" style:font-family-generic="roman" style:name="Arial" svg:font-family="Arial"/>
    <style:font-face style:font-pitch="variable" style:font-family-generic="roman" style:name="Proxima Nova" svg:font-family="'Proxima Nova'"/>
    <style:font-face style:font-pitch="variable" style:font-family-generic="swiss" style:name="Caladea" svg:font-family="Caladea"/>
    <style:font-face style:font-pitch="variable" style:font-family-generic="system" style:name="Arial1" svg:font-family="Arial"/>
    <style:font-face style:font-pitch="variable" style:font-family-generic="system" style:name="Caladea1" svg:font-family="Caladea"/>
    <style:font-face style:font-pitch="variable" style:font-family-generic="system" style:name="Proxima Nova1" svg:font-family="'Proxima Nova'"/>
    <style:font-face style:font-pitch="variable" style:font-family-generic="roman" style:name="Arial" svg:font-family="Arial"/>
    <style:font-face style:font-pitch="variable" style:font-family-generic="swiss" style:name="Caladea" svg:font-family="Caladea"/>
    <style:font-face style:font-pitch="variable" style:font-family-generic="system" style:name="Arial1" svg:font-family="Arial"/>
    <style:font-face style:font-pitch="variable" style:font-family-generic="system" style:name="Caladea1" svg:font-family="Caladea"/>
  </office:font-face-decls>
  <office:styles>
    <style:default-style style:family="graphic">
      <style:graphic-properties style:flow-with-text="false" svg:stroke-color="#3465a4" draw:shadow-offset-x="0.1181in" draw:start-line-spacing-vertical="0.1114in" draw:end-line-spacing-horizontal="0.1114in" fo:wrap-option="no-wrap" draw:start-line-spacing-horizontal="0.1114in" draw:end-line-spacing-vertical="0.1114in" draw:fill-color="#729fcf" draw:shadow-offset-y="0.1181in"/>
      <style:paragraph-properties style:line-break="strict" fo:text-align="center" style:text-autospace="ideograph-alpha" fo:line-height="115%" style:font-independent-line-spacing="false" style:writing-mode="lr-tb">
        <style:tab-stops/>
      </style:paragraph-properties>
      <style:text-properties style:font-name-complex="Proxima Nova1" style:font-name="Proxima Nova" fo:font-style="normal" style:text-underline-style="none" style:text-line-through-type="none" fo:text-transform="none" fo:language="en" style:font-size-complex="11pt" style:country-complex="IN" style:font-style-asian="normal" style:font-size-asian="11pt" fo:color="#000000" fo:country="none" style:language-complex="hi" fo:font-variant="normal" fo:font-weight="normal" style:text-line-through-style="none" style:letter-kerning="true" style:country-asian="CN" style:font-name-asian="Proxima Nova1" style:text-position="0% 100%" style:font-weight-asian="normal" style:language-asian="zh" fo:font-size="11pt"/>
    </style:default-style>
    <style:default-style style:family="paragraph">
      <style:paragraph-properties fo:text-indent="0in" fo:margin-top="0in" style:tab-stop-distance="0.5in" fo:hyphenation-ladder-count="no-limit" style:justify-single-word="false" fo:margin-left="0in" ns41:contextual-spacing="false" fo:widows="2" style:auto-text-indent="false" fo:line-height="115%" style:writing-mode="page" style:punctuation-wrap="hanging" style:line-break="strict" fo:text-align="center" style:text-autospace="ideograph-alpha" fo:margin-right="0in" fo:keep-with-next="auto" fo:keep-together="auto" fo:margin-bottom="0in" fo:padding="0in" fo:orphans="2" fo:border="none"/>
      <style:text-properties style:font-name-complex="Proxima Nova1" fo:hyphenate="false" fo:hyphenation-push-char-count="2" style:font-name="Proxima Nova" fo:font-style="normal" style:text-underline-style="none" fo:text-transform="none" fo:language="en" style:font-size-complex="11pt" style:country-complex="IN" style:font-style-asian="normal" style:font-size-asian="11pt" fo:color="#000000" fo:country="none" style:language-complex="hi" fo:font-variant="normal" fo:font-weight="normal" style:font-weight-asian="normal" style:text-line-through-style="none" style:letter-kerning="true" style:country-asian="CN" style:font-name-asian="Proxima Nova1" style:text-position="0% 100%" style:language-asian="zh" fo:hyphenation-remain-char-count="2" style:text-line-through-type="none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_doc0" style:family="paragraph" style:class="text"/>
    <style:style style:name="Heading_doc0" style:next-style-name="Text_20_body" style:family="paragraph" style:parent-style-name="Standard_doc0" style:class="text">
      <style:paragraph-properties ns41:contextual-spacing="false" fo:margin-top="0.1665in" fo:keep-with-next="always" fo:margin-bottom="0.0835in"/>
      <style:text-properties style:font-name-complex="Caladea1" fo:font-family="Caladea" style:font-name="Caladea" style:font-size-asian="14pt" style:font-pitch-complex="variable" style:font-pitch="variable" style:font-name-asian="Caladea1" style:font-family-generic-complex="system" style:font-family-generic="swiss" style:font-family-generic-asian="system" style:font-size-complex="14pt" style:font-family-asian="Caladea" style:font-pitch-asian="variable" style:font-family-complex="Caladea" fo:font-size="14pt"/>
    </style:style>
    <style:style style:name="Text_20_body_doc0" style:parent-style-name="Standard_doc0" style:family="paragraph" style:display-name="Text body" style:class="text">
      <style:paragraph-properties ns41:contextual-spacing="false" fo:line-height="120%" fo:margin-top="0in" fo:margin-bottom="0.0972in"/>
    </style:style>
    <style:style style:name="List_doc0" style:parent-style-name="Text_20_body_doc0" style:family="paragraph" style:class="list">
      <style:text-properties style:font-size-asian="12pt"/>
    </style:style>
    <style:style style:name="Caption_doc0" style:parent-style-name="Standard_doc0" style:family="paragraph" style:class="extra">
      <style:paragraph-properties text:line-number="0" ns41:contextual-spacing="false" fo:margin-top="0.0835in" text:number-lines="false" fo:margin-bottom="0.0835in"/>
      <style:text-properties fo:font-size="12pt" style:font-size-complex="12pt" style:font-size-asian="12pt" fo:font-style="italic" style:font-style-asian="italic" style:font-style-complex="italic"/>
    </style:style>
    <style:style style:name="Index_doc0" style:parent-style-name="Standard_doc0" style:family="paragraph" style:class="index">
      <style:paragraph-properties text:line-number="0" text:number-lines="false"/>
      <style:text-properties style:font-size-asian="12pt"/>
    </style:style>
    <style:style style:name="normal_doc0" style:default-outline-level="" style:family="paragraph">
      <style:paragraph-properties fo:text-align="start" style:justify-single-word="false" fo:widows="2" fo:orphans="2" style:writing-mode="lr-tb"/>
    </style:style>
    <style:style style:default-outline-level="" style:parent-style-name="normal_doc0" style:display-name="Heading 1" style:class="text" style:name="Heading_20_1_doc0" style:next-style-name="Standard" style:family="paragraph">
      <style:paragraph-properties ns41:contextual-spacing="false" fo:margin-top="0.278in" fo:keep-with-next="always" fo:keep-together="always" fo:margin-bottom="0.0835in" fo:line-height="100%"/>
      <style:text-properties fo:font-size="20pt" style:font-size-complex="20pt" style:font-size-asian="20pt"/>
    </style:style>
    <style:style style:default-outline-level="" style:parent-style-name="normal_doc0" style:display-name="Heading 2" style:class="text" style:name="Heading_20_2_doc0" style:next-style-name="Standard" style:family="paragraph">
      <style:paragraph-properties ns41:contextual-spacing="false" fo:margin-top="0.25in" fo:keep-with-next="always" fo:keep-together="always" fo:margin-bottom="0.0835in" fo:line-height="100%"/>
      <style:text-properties style:font-weight-asian="normal" fo:font-size="16pt" style:font-size-complex="16pt" style:font-size-asian="16pt" fo:font-weight="normal"/>
    </style:style>
    <style:style style:default-outline-level="" style:parent-style-name="normal_doc0" style:display-name="Heading 3" style:class="text" style:name="Heading_20_3_doc0" style:next-style-name="Standard" style:family="paragraph">
      <style:paragraph-properties ns41:contextual-spacing="false" fo:margin-top="0.222in" fo:keep-with-next="always" fo:keep-together="always" fo:margin-bottom="0.0555in" fo:line-height="100%"/>
      <style:text-properties fo:color="#434343" fo:font-size="14pt" style:font-size-complex="14pt" style:font-size-asian="14pt" fo:font-weight="normal" style:font-weight-asian="normal"/>
    </style:style>
    <style:style style:default-outline-level="" style:parent-style-name="normal_doc0" style:display-name="Heading 4" style:class="text" style:name="Heading_20_4_doc0" style:next-style-name="Standard" style:family="paragraph">
      <style:paragraph-properties ns41:contextual-spacing="false" fo:margin-top="0.1945in" fo:keep-with-next="always" fo:keep-together="always" fo:margin-bottom="0.0555in" fo:line-height="100%"/>
      <style:text-properties fo:color="#666666" fo:font-size="12pt" style:font-size-complex="12pt" style:font-size-asian="12pt"/>
    </style:style>
    <style:style style:default-outline-level="" style:parent-style-name="normal_doc0" style:display-name="Heading 5" style:class="text" style:name="Heading_20_5_doc0" style:next-style-name="Standard" style:family="paragraph">
      <style:paragraph-properties ns41:contextual-spacing="false" fo:margin-top="0.1665in" fo:keep-with-next="always" fo:keep-together="always" fo:margin-bottom="0.0555in" fo:line-height="100%"/>
      <style:text-properties fo:color="#666666" fo:font-size="11pt" style:font-size-complex="11pt" style:font-size-asian="11pt"/>
    </style:style>
    <style:style style:default-outline-level="" style:parent-style-name="normal_doc0" style:display-name="Heading 6" style:class="text" style:name="Heading_20_6_doc0" style:next-style-name="Standard" style:family="paragraph">
      <style:paragraph-properties ns41:contextual-spacing="false" fo:margin-top="0.1665in" fo:keep-with-next="always" fo:keep-together="always" fo:margin-bottom="0.0555in" fo:line-height="100%"/>
      <style:text-properties fo:color="#666666" fo:font-size="11pt" style:font-size-complex="11pt" style:font-size-asian="11pt" fo:font-style="italic" style:font-style-asian="italic"/>
    </style:style>
    <style:style style:default-outline-level="" style:parent-style-name="normal_doc0" style:class="chapter" style:name="Title_doc0" style:next-style-name="Standard" style:family="paragraph">
      <style:paragraph-properties ns41:contextual-spacing="false" fo:margin-top="0in" fo:keep-with-next="always" fo:keep-together="always" fo:margin-bottom="0.0417in" fo:text-align="center" fo:line-height="100%" style:justify-single-word="false"/>
      <style:text-properties style:font-name-complex="Proxima Nova1" fo:font-family="'Proxima Nova'" style:font-name="Proxima Nova" style:font-size-asian="26pt" style:font-pitch-complex="variable" style:font-pitch="variable" style:font-name-asian="Proxima Nova1" style:font-family-generic-complex="system" style:font-family-generic="roman" style:font-family-generic-asian="system" style:font-size-complex="26pt" style:font-family-asian="'Proxima Nova'" style:font-pitch-asian="variable" style:font-family-complex="'Proxima Nova'" fo:font-size="26pt"/>
    </style:style>
    <style:style style:default-outline-level="" style:parent-style-name="normal_doc0" style:class="chapter" style:name="Subtitle_doc0" style:next-style-name="Standard" style:family="paragraph">
      <style:paragraph-properties ns41:contextual-spacing="false" fo:margin-top="0in" fo:keep-with-next="always" fo:keep-together="always" fo:margin-bottom="0.222in" fo:line-height="100%"/>
      <style:text-properties style:font-name-complex="Arial1" fo:font-family="Arial" fo:color="#666666" style:font-family-complex="Arial" style:font-name="Arial" style:font-size-asian="15pt" fo:font-style="normal" style:font-pitch-complex="variable" style:font-pitch="variable" style:font-family-generic-complex="system" style:font-family-generic="roman" style:font-name-asian="Arial1" style:font-family-generic-asian="system" style:font-family-asian="Arial" style:font-pitch-asian="variable" style:font-size-complex="15pt" style:font-style-asian="normal" fo:font-size="15pt"/>
    </style:style>
    <style:style style:name="Footer_doc0" style:parent-style-name="Standard_doc0" style:family="paragraph" style:class="extra"/>
    <style:style style:name="Internet_20_link_doc0" style:family="text" style:display-name="Internet link">
      <style:text-properties style:text-underline-width="auto" fo:language="zxx" fo:color="#000080" fo:country="none" style:language-complex="zxx" style:country-complex="none" style:text-underline-style="solid" style:country-asian="none" style:language-asian="zxx" style:text-underline-color="font-color"/>
    </style:style>
    <style:style style:name="Graphics_doc0" style:family="graphic">
      <style:graphic-properties style:horizontal-rel="paragraph" style:vertical-rel="paragraph" style:vertical-pos="top" style:wrap-contour="false" style:wrap="dynamic" text:anchor-type="paragraph" style:number-wrapped-paragraphs="no-limit" style:horizontal-pos="center" svg:x="0in" svg:y="0in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3in" fo:margin-left="0.3in" text:list-tab-stop-position="0.3in"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0.4in" fo:margin-left="0.4in" text:list-tab-stop-position="0.4in"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0.5in" fo:margin-left="0.5in" text:list-tab-stop-position="0.5in"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0.6in" fo:margin-left="0.6in" text:list-tab-stop-position="0.6in"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0.7in" fo:margin-left="0.7in" text:list-tab-stop-position="0.7in"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0.8in" fo:margin-left="0.8in" text:list-tab-stop-position="0.8in"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0.9in" fo:margin-left="0.9in" text:list-tab-stop-position="0.9in"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1in" fo:margin-left="1in" text:list-tab-stop-position="1in"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1.1in" fo:margin-left="1.1in" text:list-tab-stop-position="1.1in"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1.2in" fo:margin-left="1.2in" text:list-tab-stop-position="1.2in" text:label-followed-by="listtab"/>
        </style:list-level-properties>
      </text:outline-level-style>
    </text:outline-style>
    <text:notes-configuration text:start-numbering-at="document" text:footnotes-position="page" text:start-value="0" style:num-format="1" text:note-class="footnote"/>
    <text:notes-configuration text:note-class="endnote" text:start-value="0" style:num-format="i"/>
    <text:linenumbering-configuration text:offset="0.1965in" text:number-position="left" style:num-format="1" text:number-lines="false" text:increment="5"/>
    <style:default-page-layout>
      <style:page-layout-properties fo:border="none" style:layout-grid-standard-mode="true" fo:padding="0in"/>
    </style:default-page-layout>
    <style:default-style style:family="graphic">
      <style:graphic-properties style:flow-with-text="false" svg:stroke-color="#3465a4" draw:shadow-offset-x="0.1181in" draw:start-line-spacing-vertical="0.1114in" draw:end-line-spacing-horizontal="0.1114in" fo:wrap-option="no-wrap" draw:start-line-spacing-horizontal="0.1114in" draw:end-line-spacing-vertical="0.1114in" draw:fill-color="#729fcf" draw:shadow-offset-y="0.1181in"/>
      <style:paragraph-properties style:line-break="strict" fo:text-align="start" style:text-autospace="ideograph-alpha" fo:line-height="115%" style:font-independent-line-spacing="false" style:writing-mode="lr-tb">
        <style:tab-stops/>
      </style:paragraph-properties>
      <style:text-properties style:font-name-complex="Arial1" style:font-name="Arial" fo:font-style="normal" style:text-underline-style="none" style:text-line-through-type="none" fo:text-transform="none" fo:language="en" style:font-size-complex="11pt" style:country-complex="IN" style:font-style-asian="normal" style:font-size-asian="11pt" fo:color="#000000" fo:country="none" style:language-complex="hi" fo:font-variant="normal" fo:font-weight="normal" style:text-line-through-style="none" style:letter-kerning="true" style:country-asian="CN" style:font-name-asian="Arial1" style:text-position="0% 100%" style:font-weight-asian="normal" style:language-asian="zh" fo:font-size="11pt"/>
    </style:default-style>
    <style:default-style style:family="paragraph">
      <style:paragraph-properties fo:text-indent="0in" fo:margin-top="0in" style:tab-stop-distance="0.5in" fo:hyphenation-ladder-count="no-limit" style:justify-single-word="false" fo:margin-left="0in" ns41:contextual-spacing="false" fo:widows="2" style:auto-text-indent="false" fo:line-height="115%" style:writing-mode="page" style:punctuation-wrap="hanging" style:line-break="strict" fo:text-align="start" style:text-autospace="ideograph-alpha" fo:margin-right="0in" fo:keep-with-next="auto" fo:keep-together="auto" fo:margin-bottom="0in" fo:padding="0in" fo:orphans="2" fo:border="none"/>
      <style:text-properties style:font-name-complex="Arial1" fo:hyphenate="false" fo:hyphenation-push-char-count="2" style:font-name="Arial" fo:font-style="normal" style:text-underline-style="none" fo:text-transform="none" fo:language="en" style:font-size-complex="11pt" style:country-complex="IN" style:font-style-asian="normal" style:font-size-asian="11pt" fo:color="#000000" fo:country="none" style:language-complex="hi" fo:font-variant="normal" fo:font-weight="normal" style:font-weight-asian="normal" style:text-line-through-style="none" style:letter-kerning="true" style:country-asian="CN" style:font-name-asian="Arial1" style:text-position="0% 100%" style:language-asian="zh" fo:hyphenation-remain-char-count="2" style:text-line-through-type="none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_doc1" style:family="paragraph" style:class="text"/>
    <style:style style:name="Heading_doc1" style:next-style-name="Text_20_body" style:family="paragraph" style:parent-style-name="Standard_doc1" style:class="text">
      <style:paragraph-properties ns41:contextual-spacing="false" fo:margin-top="0.1665in" fo:keep-with-next="always" fo:margin-bottom="0.0835in"/>
      <style:text-properties style:font-name-complex="Caladea1" fo:font-family="Caladea" style:font-name="Caladea" style:font-size-asian="14pt" style:font-pitch-complex="variable" style:font-pitch="variable" style:font-name-asian="Caladea1" style:font-family-generic-complex="system" style:font-family-generic="swiss" style:font-family-generic-asian="system" style:font-size-complex="14pt" style:font-family-asian="Caladea" style:font-pitch-asian="variable" style:font-family-complex="Caladea" fo:font-size="14pt"/>
    </style:style>
    <style:style style:name="Text_20_body_doc1" style:parent-style-name="Standard_doc1" style:family="paragraph" style:display-name="Text body" style:class="text">
      <style:paragraph-properties ns41:contextual-spacing="false" fo:line-height="120%" fo:margin-top="0in" fo:margin-bottom="0.0972in"/>
    </style:style>
    <style:style style:name="List_doc1" style:parent-style-name="Text_20_body_doc1" style:family="paragraph" style:class="list">
      <style:text-properties style:font-size-asian="12pt"/>
    </style:style>
    <style:style style:name="Caption_doc1" style:parent-style-name="Standard_doc1" style:family="paragraph" style:class="extra">
      <style:paragraph-properties text:line-number="0" ns41:contextual-spacing="false" fo:margin-top="0.0835in" text:number-lines="false" fo:margin-bottom="0.0835in"/>
      <style:text-properties fo:font-size="12pt" style:font-size-complex="12pt" style:font-size-asian="12pt" fo:font-style="italic" style:font-style-asian="italic" style:font-style-complex="italic"/>
    </style:style>
    <style:style style:name="Index_doc1" style:parent-style-name="Standard_doc1" style:family="paragraph" style:class="index">
      <style:paragraph-properties text:line-number="0" text:number-lines="false"/>
      <style:text-properties style:font-size-asian="12pt"/>
    </style:style>
    <style:style style:name="normal_doc1" style:default-outline-level="" style:family="paragraph">
      <style:paragraph-properties fo:text-align="start" style:justify-single-word="false" fo:widows="2" fo:orphans="2" style:writing-mode="lr-tb"/>
    </style:style>
    <style:style style:default-outline-level="" style:parent-style-name="normal_doc1" style:display-name="Heading 1" style:class="text" style:name="Heading_20_1_doc1" style:next-style-name="Standard" style:family="paragraph">
      <style:paragraph-properties ns41:contextual-spacing="false" fo:margin-top="0.278in" fo:keep-with-next="always" fo:keep-together="always" fo:margin-bottom="0.0835in" fo:line-height="100%"/>
      <style:text-properties fo:font-size="20pt" style:font-size-complex="20pt" style:font-size-asian="20pt"/>
    </style:style>
    <style:style style:default-outline-level="" style:parent-style-name="normal_doc1" style:display-name="Heading 2" style:class="text" style:name="Heading_20_2_doc1" style:next-style-name="Standard" style:family="paragraph">
      <style:paragraph-properties ns41:contextual-spacing="false" fo:margin-top="0.25in" fo:keep-with-next="always" fo:keep-together="always" fo:margin-bottom="0.0835in" fo:line-height="100%"/>
      <style:text-properties style:font-weight-asian="normal" fo:font-size="16pt" style:font-size-complex="16pt" style:font-size-asian="16pt" fo:font-weight="normal"/>
    </style:style>
    <style:style style:default-outline-level="" style:parent-style-name="normal_doc1" style:display-name="Heading 3" style:class="text" style:name="Heading_20_3_doc1" style:next-style-name="Standard" style:family="paragraph">
      <style:paragraph-properties ns41:contextual-spacing="false" fo:margin-top="0.222in" fo:keep-with-next="always" fo:keep-together="always" fo:margin-bottom="0.0555in" fo:line-height="100%"/>
      <style:text-properties fo:color="#434343" fo:font-size="14pt" style:font-size-complex="14pt" style:font-size-asian="14pt" fo:font-weight="normal" style:font-weight-asian="normal"/>
    </style:style>
    <style:style style:default-outline-level="" style:parent-style-name="normal_doc1" style:display-name="Heading 4" style:class="text" style:name="Heading_20_4_doc1" style:next-style-name="Standard" style:family="paragraph">
      <style:paragraph-properties ns41:contextual-spacing="false" fo:margin-top="0.1945in" fo:keep-with-next="always" fo:keep-together="always" fo:margin-bottom="0.0555in" fo:line-height="100%"/>
      <style:text-properties fo:color="#666666" fo:font-size="12pt" style:font-size-complex="12pt" style:font-size-asian="12pt"/>
    </style:style>
    <style:style style:default-outline-level="" style:parent-style-name="normal_doc1" style:display-name="Heading 5" style:class="text" style:name="Heading_20_5_doc1" style:next-style-name="Standard" style:family="paragraph">
      <style:paragraph-properties ns41:contextual-spacing="false" fo:margin-top="0.1665in" fo:keep-with-next="always" fo:keep-together="always" fo:margin-bottom="0.0555in" fo:line-height="100%"/>
      <style:text-properties fo:color="#666666" fo:font-size="11pt" style:font-size-complex="11pt" style:font-size-asian="11pt"/>
    </style:style>
    <style:style style:default-outline-level="" style:parent-style-name="normal_doc1" style:display-name="Heading 6" style:class="text" style:name="Heading_20_6_doc1" style:next-style-name="Standard" style:family="paragraph">
      <style:paragraph-properties ns41:contextual-spacing="false" fo:margin-top="0.1665in" fo:keep-with-next="always" fo:keep-together="always" fo:margin-bottom="0.0555in" fo:line-height="100%"/>
      <style:text-properties fo:color="#666666" fo:font-size="11pt" style:font-size-complex="11pt" style:font-size-asian="11pt" fo:font-style="italic" style:font-style-asian="italic"/>
    </style:style>
    <style:style style:default-outline-level="" style:parent-style-name="normal_doc1" style:class="chapter" style:name="Title_doc1" style:next-style-name="Standard" style:family="paragraph">
      <style:paragraph-properties ns41:contextual-spacing="false" fo:margin-top="0in" fo:keep-with-next="always" fo:keep-together="always" fo:margin-bottom="0.0417in" fo:line-height="100%"/>
      <style:text-properties fo:font-size="26pt" style:font-size-complex="26pt" style:font-size-asian="26pt"/>
    </style:style>
    <style:style style:default-outline-level="" style:parent-style-name="normal_doc1" style:class="chapter" style:name="Subtitle_doc1" style:next-style-name="Standard" style:family="paragraph">
      <style:paragraph-properties ns41:contextual-spacing="false" fo:margin-top="0in" fo:keep-with-next="always" fo:keep-together="always" fo:margin-bottom="0.222in" fo:line-height="100%"/>
      <style:text-properties style:font-name-complex="Arial1" fo:font-family="Arial" fo:color="#666666" style:font-family-complex="Arial" style:font-name="Arial" style:font-size-asian="15pt" fo:font-style="normal" style:font-pitch-complex="variable" style:font-pitch="variable" style:font-family-generic-complex="system" style:font-family-generic="roman" style:font-name-asian="Arial1" style:font-family-generic-asian="system" style:font-family-asian="Arial" style:font-pitch-asian="variable" style:font-size-complex="15pt" style:font-style-asian="normal" fo:font-size="15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3in" fo:margin-left="0.3in" text:list-tab-stop-position="0.3in"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0.4in" fo:margin-left="0.4in" text:list-tab-stop-position="0.4in"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0.5in" fo:margin-left="0.5in" text:list-tab-stop-position="0.5in"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0.6in" fo:margin-left="0.6in" text:list-tab-stop-position="0.6in"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0.7in" fo:margin-left="0.7in" text:list-tab-stop-position="0.7in"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0.8in" fo:margin-left="0.8in" text:list-tab-stop-position="0.8in"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0.9in" fo:margin-left="0.9in" text:list-tab-stop-position="0.9in"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1in" fo:margin-left="1in" text:list-tab-stop-position="1in"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1.1in" fo:margin-left="1.1in" text:list-tab-stop-position="1.1in"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1.2in" fo:margin-left="1.2in" text:list-tab-stop-position="1.2in" text:label-followed-by="listtab"/>
        </style:list-level-properties>
      </text:outline-level-style>
    </text:outline-style>
    <text:notes-configuration text:start-numbering-at="document" text:footnotes-position="page" text:start-value="0" style:num-format="1" text:note-class="footnote"/>
    <text:notes-configuration text:note-class="endnote" text:start-value="0" style:num-format="i"/>
    <text:linenumbering-configuration text:offset="0.1965in" text:number-position="left" style:num-format="1" text:number-lines="false" text:increment="5"/>
    <style:default-page-layout>
      <style:page-layout-properties fo:border="none" style:layout-grid-standard-mode="true" fo:padding="0in"/>
    </style:default-page-layout>
    <style:default-style style:family="graphic">
      <style:graphic-properties style:flow-with-text="false" svg:stroke-color="#3465a4" draw:shadow-offset-x="0.1181in" draw:start-line-spacing-vertical="0.1114in" draw:end-line-spacing-horizontal="0.1114in" fo:wrap-option="no-wrap" draw:start-line-spacing-horizontal="0.1114in" draw:end-line-spacing-vertical="0.1114in" draw:fill-color="#729fcf" draw:shadow-offset-y="0.1181in"/>
      <style:paragraph-properties style:line-break="strict" fo:text-align="start" style:text-autospace="ideograph-alpha" fo:line-height="115%" style:font-independent-line-spacing="false" style:writing-mode="lr-tb">
        <style:tab-stops/>
      </style:paragraph-properties>
      <style:text-properties style:font-name-complex="Arial1" style:font-name="Arial" fo:font-style="normal" style:text-underline-style="none" style:text-line-through-type="none" fo:text-transform="none" fo:language="en" style:font-size-complex="11pt" style:country-complex="IN" style:font-style-asian="normal" style:font-size-asian="11pt" fo:color="#000000" fo:country="none" style:language-complex="hi" fo:font-variant="normal" fo:font-weight="normal" style:text-line-through-style="none" style:letter-kerning="true" style:country-asian="CN" style:font-name-asian="Arial1" style:text-position="0% 100%" style:font-weight-asian="normal" style:language-asian="zh" fo:font-size="11pt"/>
    </style:default-style>
    <style:default-style style:family="paragraph">
      <style:paragraph-properties fo:text-indent="0in" fo:margin-top="0in" style:tab-stop-distance="0.5in" fo:hyphenation-ladder-count="no-limit" style:justify-single-word="false" fo:margin-left="0in" ns41:contextual-spacing="false" fo:widows="2" style:auto-text-indent="false" fo:line-height="115%" style:writing-mode="page" style:punctuation-wrap="hanging" style:line-break="strict" fo:text-align="start" style:text-autospace="ideograph-alpha" fo:margin-right="0in" fo:keep-with-next="auto" fo:keep-together="auto" fo:margin-bottom="0in" fo:padding="0in" fo:orphans="2" fo:border="none"/>
      <style:text-properties style:font-name-complex="Arial1" fo:hyphenate="false" fo:hyphenation-push-char-count="2" style:font-name="Arial" fo:font-style="normal" style:text-underline-style="none" fo:text-transform="none" fo:language="en" style:font-size-complex="11pt" style:country-complex="IN" style:font-style-asian="normal" style:font-size-asian="11pt" fo:color="#000000" fo:country="none" style:language-complex="hi" fo:font-variant="normal" fo:font-weight="normal" style:font-weight-asian="normal" style:text-line-through-style="none" style:letter-kerning="true" style:country-asian="CN" style:font-name-asian="Arial1" style:text-position="0% 100%" style:language-asian="zh" fo:hyphenation-remain-char-count="2" style:text-line-through-type="none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_doc2" style:family="paragraph" style:class="text"/>
    <style:style style:name="Heading_doc2" style:next-style-name="Text_20_body" style:family="paragraph" style:parent-style-name="Standard_doc2" style:class="text">
      <style:paragraph-properties ns41:contextual-spacing="false" fo:margin-top="0.1665in" fo:keep-with-next="always" fo:margin-bottom="0.0835in"/>
      <style:text-properties style:font-name-complex="Caladea1" fo:font-family="Caladea" style:font-name="Caladea" style:font-size-asian="14pt" style:font-pitch-complex="variable" style:font-pitch="variable" style:font-name-asian="Caladea1" style:font-family-generic-complex="system" style:font-family-generic="swiss" style:font-family-generic-asian="system" style:font-size-complex="14pt" style:font-family-asian="Caladea" style:font-pitch-asian="variable" style:font-family-complex="Caladea" fo:font-size="14pt"/>
    </style:style>
    <style:style style:name="Text_20_body_doc2" style:parent-style-name="Standard_doc2" style:family="paragraph" style:display-name="Text body" style:class="text">
      <style:paragraph-properties ns41:contextual-spacing="false" fo:line-height="120%" fo:margin-top="0in" fo:margin-bottom="0.0972in"/>
    </style:style>
    <style:style style:name="List_doc2" style:parent-style-name="Text_20_body_doc2" style:family="paragraph" style:class="list">
      <style:text-properties style:font-size-asian="12pt"/>
    </style:style>
    <style:style style:name="Caption_doc2" style:parent-style-name="Standard_doc2" style:family="paragraph" style:class="extra">
      <style:paragraph-properties text:line-number="0" ns41:contextual-spacing="false" fo:margin-top="0.0835in" text:number-lines="false" fo:margin-bottom="0.0835in"/>
      <style:text-properties fo:font-size="12pt" style:font-size-complex="12pt" style:font-size-asian="12pt" fo:font-style="italic" style:font-style-asian="italic" style:font-style-complex="italic"/>
    </style:style>
    <style:style style:name="Index_doc2" style:parent-style-name="Standard_doc2" style:family="paragraph" style:class="index">
      <style:paragraph-properties text:line-number="0" text:number-lines="false"/>
      <style:text-properties style:font-size-asian="12pt"/>
    </style:style>
    <style:style style:name="normal_doc2" style:default-outline-level="" style:family="paragraph">
      <style:paragraph-properties fo:text-align="start" style:justify-single-word="false" fo:widows="2" fo:orphans="2" style:writing-mode="lr-tb"/>
    </style:style>
    <style:style style:default-outline-level="" style:parent-style-name="normal_doc2" style:display-name="Heading 1" style:class="text" style:name="Heading_20_1_doc2" style:next-style-name="Standard" style:family="paragraph">
      <style:paragraph-properties ns41:contextual-spacing="false" fo:margin-top="0.278in" fo:keep-with-next="always" fo:keep-together="always" fo:margin-bottom="0.0835in" fo:line-height="100%"/>
      <style:text-properties fo:font-size="20pt" style:font-size-complex="20pt" style:font-size-asian="20pt"/>
    </style:style>
    <style:style style:default-outline-level="" style:parent-style-name="normal_doc2" style:display-name="Heading 2" style:class="text" style:name="Heading_20_2_doc2" style:next-style-name="Standard" style:family="paragraph">
      <style:paragraph-properties ns41:contextual-spacing="false" fo:margin-top="0.25in" fo:keep-with-next="always" fo:keep-together="always" fo:margin-bottom="0.0835in" fo:line-height="100%"/>
      <style:text-properties style:font-weight-asian="normal" fo:font-size="16pt" style:font-size-complex="16pt" style:font-size-asian="16pt" fo:font-weight="normal"/>
    </style:style>
    <style:style style:default-outline-level="" style:parent-style-name="normal_doc2" style:display-name="Heading 3" style:class="text" style:name="Heading_20_3_doc2" style:next-style-name="Standard" style:family="paragraph">
      <style:paragraph-properties ns41:contextual-spacing="false" fo:margin-top="0.222in" fo:keep-with-next="always" fo:keep-together="always" fo:margin-bottom="0.0555in" fo:line-height="100%"/>
      <style:text-properties fo:color="#434343" fo:font-size="14pt" style:font-size-complex="14pt" style:font-size-asian="14pt" fo:font-weight="normal" style:font-weight-asian="normal"/>
    </style:style>
    <style:style style:default-outline-level="" style:parent-style-name="normal_doc2" style:display-name="Heading 4" style:class="text" style:name="Heading_20_4_doc2" style:next-style-name="Standard" style:family="paragraph">
      <style:paragraph-properties ns41:contextual-spacing="false" fo:margin-top="0.1945in" fo:keep-with-next="always" fo:keep-together="always" fo:margin-bottom="0.0555in" fo:line-height="100%"/>
      <style:text-properties fo:color="#666666" fo:font-size="12pt" style:font-size-complex="12pt" style:font-size-asian="12pt"/>
    </style:style>
    <style:style style:default-outline-level="" style:parent-style-name="normal_doc2" style:display-name="Heading 5" style:class="text" style:name="Heading_20_5_doc2" style:next-style-name="Standard" style:family="paragraph">
      <style:paragraph-properties ns41:contextual-spacing="false" fo:margin-top="0.1665in" fo:keep-with-next="always" fo:keep-together="always" fo:margin-bottom="0.0555in" fo:line-height="100%"/>
      <style:text-properties fo:color="#666666" fo:font-size="11pt" style:font-size-complex="11pt" style:font-size-asian="11pt"/>
    </style:style>
    <style:style style:default-outline-level="" style:parent-style-name="normal_doc2" style:display-name="Heading 6" style:class="text" style:name="Heading_20_6_doc2" style:next-style-name="Standard" style:family="paragraph">
      <style:paragraph-properties ns41:contextual-spacing="false" fo:margin-top="0.1665in" fo:keep-with-next="always" fo:keep-together="always" fo:margin-bottom="0.0555in" fo:line-height="100%"/>
      <style:text-properties fo:color="#666666" fo:font-size="11pt" style:font-size-complex="11pt" style:font-size-asian="11pt" fo:font-style="italic" style:font-style-asian="italic"/>
    </style:style>
    <style:style style:default-outline-level="" style:parent-style-name="normal_doc2" style:class="chapter" style:name="Title_doc2" style:next-style-name="Standard" style:family="paragraph">
      <style:paragraph-properties ns41:contextual-spacing="false" fo:margin-top="0in" fo:keep-with-next="always" fo:keep-together="always" fo:margin-bottom="0.0417in" fo:line-height="100%"/>
      <style:text-properties fo:font-size="26pt" style:font-size-complex="26pt" style:font-size-asian="26pt"/>
    </style:style>
    <style:style style:default-outline-level="" style:parent-style-name="normal_doc2" style:class="chapter" style:name="Subtitle_doc2" style:next-style-name="Standard" style:family="paragraph">
      <style:paragraph-properties ns41:contextual-spacing="false" fo:margin-top="0in" fo:keep-with-next="always" fo:keep-together="always" fo:margin-bottom="0.222in" fo:line-height="100%"/>
      <style:text-properties style:font-name-complex="Arial1" fo:font-family="Arial" fo:color="#666666" style:font-family-complex="Arial" style:font-name="Arial" style:font-size-asian="15pt" fo:font-style="normal" style:font-pitch-complex="variable" style:font-pitch="variable" style:font-family-generic-complex="system" style:font-family-generic="roman" style:font-name-asian="Arial1" style:font-family-generic-asian="system" style:font-family-asian="Arial" style:font-pitch-asian="variable" style:font-size-complex="15pt" style:font-style-asian="normal" fo:font-size="15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3in" fo:margin-left="0.3in" text:list-tab-stop-position="0.3in"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0.4in" fo:margin-left="0.4in" text:list-tab-stop-position="0.4in"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0.5in" fo:margin-left="0.5in" text:list-tab-stop-position="0.5in"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0.6in" fo:margin-left="0.6in" text:list-tab-stop-position="0.6in"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0.7in" fo:margin-left="0.7in" text:list-tab-stop-position="0.7in"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0.8in" fo:margin-left="0.8in" text:list-tab-stop-position="0.8in"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0.9in" fo:margin-left="0.9in" text:list-tab-stop-position="0.9in"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1in" fo:margin-left="1in" text:list-tab-stop-position="1in"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1.1in" fo:margin-left="1.1in" text:list-tab-stop-position="1.1in"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1.2in" fo:margin-left="1.2in" text:list-tab-stop-position="1.2in" text:label-followed-by="listtab"/>
        </style:list-level-properties>
      </text:outline-level-style>
    </text:outline-style>
    <text:notes-configuration text:start-numbering-at="document" text:footnotes-position="page" text:start-value="0" style:num-format="1" text:note-class="footnote"/>
    <text:notes-configuration text:note-class="endnote" text:start-value="0" style:num-format="i"/>
    <text:linenumbering-configuration text:offset="0.1965in" text:number-position="left" style:num-format="1" text:number-lines="false" text:increment="5"/>
    <style:default-page-layout>
      <style:page-layout-properties fo:border="none" style:layout-grid-standard-mode="true" fo:padding="0in"/>
    </style:default-page-layout>
  </office:styles>
  <office:automatic-styles>
    <style:page-layout style:name="Mpm1">
      <style:page-layout-properties style:layout-grid-color="#c0c0c0" style:layout-grid-snap-to="true" style:layout-grid-lines="22860" style:print-orientation="portrait" style:layout-grid-base-width="0.1457in" style:footnote-max-height="0in" style:layout-grid-print="false" fo:margin-top="1in" fo:margin-right="1in" style:layout-grid-display="false" fo:margin-left="1in" style:layout-grid-base-height="0.1665in" style:layout-grid-ruby-height="0in" fo:margin-bottom="0.5in" fo:page-height="11in" style:layout-grid-mode="none" fo:page-width="8.5in" style:num-format="1" style:writing-mode="lr-tb" style:layout-grid-ruby-below="false">
        <style:footnote-sep style:distance-after-sep="0.0398in" style:rel-width="0%" style:width="0.0071in" style:distance-before-sep="0.0398in" style:adjustment="left" style:color="#000000" style:line-style="solid"/>
      </style:page-layout-properties>
      <style:header-style/>
      <style:footer-style>
        <style:header-footer-properties fo:margin-left="0in" fo:margin-top="0.4602in" fo:min-height="0.5in" fo:margin-right="0in" style:dynamic-spacing="true"/>
      </style:footer-style>
    </style:page-layout>
    <style:page-layout style:name="Mpm1">
      <style:page-layout-properties style:layout-grid-color="#c0c0c0" style:layout-grid-snap-to="true" style:layout-grid-lines="22860" style:print-orientation="portrait" style:layout-grid-base-width="0.1457in" style:footnote-max-height="0in" style:layout-grid-print="false" fo:margin-top="1in" fo:margin-right="1in" style:layout-grid-display="false" fo:margin-left="1in" style:layout-grid-base-height="0.1665in" style:layout-grid-ruby-height="0in" fo:margin-bottom="1in" fo:page-height="11in" style:layout-grid-mode="none" fo:page-width="8.5in" style:num-format="1" style:writing-mode="lr-tb" style:layout-grid-ruby-below="false">
        <style:footnote-sep style:distance-after-sep="0.0398in" style:rel-width="0%" style:width="0.0071in" style:distance-before-sep="0.0398in" style:adjustment="left" style:color="#000000" style:line-style="solid"/>
      </style:page-layout-properties>
      <style:header-style/>
      <style:footer-style/>
    </style:page-layout>
    <style:page-layout style:name="Mpm2">
      <style:page-layout-properties style:layout-grid-color="#c0c0c0" style:layout-grid-snap-to="true" style:layout-grid-lines="22860" style:print-orientation="portrait" style:layout-grid-base-width="0.1457in" style:footnote-max-height="0in" style:layout-grid-print="false" fo:margin-top="1in" fo:margin-right="1.25in" style:layout-grid-display="false" fo:margin-left="1.25in" style:layout-grid-base-height="0.1665in" style:layout-grid-ruby-height="0in" fo:margin-bottom="1in" fo:page-height="11in" style:layout-grid-mode="none" fo:page-width="8.5in" style:num-format="1" style:writing-mode="lr-tb" style:layout-grid-ruby-below="false">
        <style:footnote-sep style:distance-after-sep="0.0398in" style:rel-width="0%" style:width="0.0071in" style:distance-before-sep="0.0398in" style:adjustment="left" style:color="#000000" style:line-style="solid"/>
      </style:page-layout-properties>
      <style:header-style/>
      <style:footer-style/>
    </style:page-layout>
    <style:page-layout style:name="Mpm1">
      <style:page-layout-properties style:layout-grid-color="#c0c0c0" style:layout-grid-snap-to="true" style:layout-grid-lines="22860" style:print-orientation="portrait" style:layout-grid-base-width="0.1457in" style:footnote-max-height="0in" style:layout-grid-print="false" fo:margin-top="1in" fo:margin-right="1in" style:layout-grid-display="false" fo:margin-left="1in" style:layout-grid-base-height="0.1665in" style:layout-grid-ruby-height="0in" fo:margin-bottom="1in" fo:page-height="11in" style:layout-grid-mode="none" fo:page-width="8.5in" style:num-format="1" style:writing-mode="lr-tb" style:layout-grid-ruby-below="false">
        <style:footnote-sep style:distance-after-sep="0.0398in" style:rel-width="0%" style:width="0.0071in" style:distance-before-sep="0.0398in" style:adjustment="left" style:color="#000000" style:line-style="solid"/>
      </style:page-layout-properties>
      <style:header-style/>
      <style:footer-style/>
    </style:page-layout>
    <style:page-layout style:name="Mpm2">
      <style:page-layout-properties style:layout-grid-color="#c0c0c0" style:layout-grid-snap-to="true" style:layout-grid-lines="22860" style:print-orientation="portrait" style:layout-grid-base-width="0.1457in" style:footnote-max-height="0in" style:layout-grid-print="false" fo:margin-top="1in" fo:margin-right="1.25in" style:layout-grid-display="false" fo:margin-left="1.25in" style:layout-grid-base-height="0.1665in" style:layout-grid-ruby-height="0in" fo:margin-bottom="1in" fo:page-height="11in" style:layout-grid-mode="none" fo:page-width="8.5in" style:num-format="1" style:writing-mode="lr-tb" style:layout-grid-ruby-below="false">
        <style:footnote-sep style:distance-after-sep="0.0398in" style:rel-width="0%" style:width="0.0071in" style:distance-before-sep="0.0398in" style:adjustment="left" style:color="#000000" style:line-style="solid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Standard" style:page-layout-name="Mpm1"/>
    <style:master-page style:name="Converted1" style:page-layout-name="Mpm2"/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manifest="urn:oasis:names:tc:opendocument:xmlns:manifest:1.0" xmlns:office="urn:oasis:names:tc:opendocument:xmlns:office:1.0" xmlns:config="urn:oasis:names:tc:opendocument:xmlns:config:1.0" xmlns:text="urn:oasis:names:tc:opendocument:xmlns:text:1.0" xmlns:fo="urn:oasis:names:tc:opendocument:xmlns:xsl-fo-compatible:1.0" xmlns:table="urn:oasis:names:tc:opendocument:xmlns:table:1.0" xmlns:style="urn:oasis:names:tc:opendocument:xmlns:style:1.0" xmlns:ns41="urn:org:documentfoundation:names:experimental:office:xmlns:loext:1.0" xmlns:meta="urn:oasis:names:tc:opendocument:xmlns:meta:1.0" xmlns:dc="http://purl.org/dc/elements/1.1/" xmlns:ooo="http://openoffice.org/2004/office" xmlns:chart="urn:oasis:names:tc:opendocument:xmlns:chart:1.0" xmlns:draw="urn:oasis:names:tc:opendocument:xmlns:drawing:1.0" xmlns:svg="urn:oasis:names:tc:opendocument:xmlns:svg-compatible:1.0" xmlns:xlink="http://www.w3.org/1999/xlink" xmlns:presentation="urn:oasis:names:tc:opendocument:xmlns:presentation:1.0" office:version="1.2">
  <office:meta>
    <meta:document-statistic meta:paragraph-count="10" meta:image-count="1" meta:non-whitespace-character-count="240" meta:word-count="31" meta:page-count="2" meta:character-count="262" meta:table-count="0" meta:object-count="0"/>
    <meta:document-statistic meta:paragraph-count="1" meta:image-count="0" meta:non-whitespace-character-count="8" meta:word-count="1" meta:page-count="1" meta:character-count="8" meta:table-count="0" meta:object-count="0"/>
    <meta:document-statistic meta:paragraph-count="1" meta:image-count="0" meta:non-whitespace-character-count="43" meta:word-count="12" meta:page-count="1" meta:character-count="54" meta:table-count="0" meta:object-count="0"/>
    <meta:generator>ODFPY/1.3.6</meta:generator>
  </office:meta>
</office:document-meta>
</file>